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c5dc2" officeooo:paragraph-rsid="000c5dc2"/>
    </style:style>
    <style:style style:name="P2" style:family="paragraph" style:parent-style-name="Text_20_body">
      <style:paragraph-properties fo:text-align="center" style:justify-single-word="false"/>
      <style:text-properties officeooo:rsid="00120e65" officeooo:paragraph-rsid="00120e65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20e65" officeooo:paragraph-rsid="00120e65" style:font-size-asian="11pt" style:font-size-complex="11pt"/>
    </style:style>
    <style:style style:name="P4" style:family="paragraph" style:parent-style-name="Title">
      <style:text-properties officeooo:rsid="00120e65" officeooo:paragraph-rsid="00120e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oddlers</text:p>
      <text:p text:style-name="P2">The Walking, Talking, and Busy Stage of Childhood</text:p>
      <text:p text:style-name="P1"/>
      <text:p text:style-name="P3">A Person that can walk can escape your supervision.</text:p>
      <text:p text:style-name="P3">A Person that can talk can fascinate you.</text:p>
      <text:p text:style-name="P3">A Person that can not sit down is always going to keep you <text:s/>busy.</text:p>
      <text:p text:style-name="P3">A Person that can do all three is a Toddler.</text:p>
      <text:p text:style-name="P3">A Toddler does not need to be calm and quiet because it cannot.</text:p>
      <text:p text:style-name="P3">A Toddler does not need to be trusted alone because it cannot.</text:p>
      <text:p text:style-name="P3">A Toddler does not have a need to learn is the most untrue statement a Toddler can have.</text:p>
      <text:p text:style-name="P3">A Toddler does not have a way to learn is one the most true statements in an unhealthy home.</text:p>
      <text:p text:style-name="P3">A Toddler can learn only by example.</text:p>
      <text:p text:style-name="P3">A Toddler can only learn by example when a Person is demonstrating.</text:p>
      <text:p text:style-name="P3">A Toddler will learn anything demonstrated.</text:p>
      <text:p text:style-name="P3">A Toddler will learn to be healthy as easily as it will learn to be unhealthy.</text:p>
      <text:p text:style-name="P3">A Toddler will learn to speak as easily as it will learn to listen.</text:p>
      <text:p text:style-name="P3">A Toddler will learn to smile as easily as it will learn to cry.</text:p>
      <text:p text:style-name="P3">A Toddler cannot be relied on to learn quickly is a very poor judgement of Toddlers.</text:p>
      <text:p text:style-name="P3">A Toddler is a gift from Heaven, and they have been learning since the beginning <text:s/>of Time.</text:p>
      <text:p text:style-name="P3">A Toddler can always make it to adulthood if it can get through being a Toddler.</text:p>
      <text:p text:style-name="P3">A Toddler does not understand what a dangerous item is by looking at it, unless it has been shown.</text:p>
      <text:p text:style-name="P3">A Toddler making a mistake should even not come close to a dangerous item.</text:p>
      <text:p text:style-name="P3">A Toddler cannot be helped if it isn’t yours is a false statement, and leads to Toddlers in dangerous situations.</text:p>
      <text:p text:style-name="P3">A Toddler can always be helped by a kind adult with the correct training, and doesn’t need to get weird.</text:p>
      <text:p text:style-name="P3">A Toddler is made to fall down, they’re low to ground for a reason.</text:p>
      <text:p text:style-name="P3">A Toddler is made to look around, their heads on a swivel for a reason.</text:p>
      <text:p text:style-name="P3">A Toddler is made to wave, they’re looking for a reason to smile.</text:p>
      <text:p text:style-name="P3">A Toddler cannot be trusted to let go of a dangerous object, and even if the parent gave the dangerous object to the Toddler, do not allow the Toddler to make a mistake with it.</text:p>
      <text:p text:style-name="P3"><text:soft-page-break/>A Good Adult can always talk to a parent.</text:p>
      <text:p text:style-name="P3">A Good Adult can always reason to a parent.</text:p>
      <text:p text:style-name="P3">A Good Adult can protect a Toddler that is holding a dangerous object by talking to the parent is not always the case.</text:p>
      <text:p text:style-name="P3">A Good Adult can start protecting a Toddler that is holding a dangerous object by talking to the parent is always the c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2:40:08.082746288</meta:creation-date>
    <dc:date>2018-04-25T00:01:56.906047271</dc:date>
    <meta:editing-duration>PT9M31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2" meta:paragraph-count="31" meta:word-count="444" meta:character-count="2266" meta:non-whitespace-character-count="1851"/>
  </office:meta>
</office:document-meta>
</file>